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fo:border="0.06pt solid #000000"/>
    </style:style>
    <style:style style:name="ce7" style:family="table-cell" style:parent-style-name="Default" style:data-style-name="N111">
      <style:table-cell-properties fo:background-color="#dddddd" fo:border="0.06pt solid #000000"/>
    </style:style>
    <style:style style:name="ce4" style:family="table-cell" style:parent-style-name="Default" style:data-style-name="N113">
      <style:table-cell-properties fo:background-color="#dddddd" fo:border="0.06pt solid #000000"/>
      <style:map style:condition="cell-content-is-not-between(0,7999)" style:apply-style-name="Bad" style:base-cell-address="'8K memory'.I2"/>
    </style:style>
    <style:style style:name="ce12" style:family="table-cell" style:parent-style-name="Default" style:data-style-name="N0">
      <style:table-cell-properties fo:background-color="#dddddd" fo:border="0.06pt solid #000000"/>
    </style:style>
    <style:style style:name="ce11" style:family="table-cell" style:parent-style-name="Default">
      <style:table-cell-properties fo:background-color="#dddddd" fo:border="0.06pt solid #000000"/>
      <style:map style:condition="cell-content-is-not-between(0,7999)" style:apply-style-name="Bad" style:base-cell-address="'8K memory'.I2"/>
    </style:style>
    <style:style style:name="ce14" style:family="table-cell" style:parent-style-name="Default">
      <style:table-cell-properties fo:background-color="#99ff99"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112">
      <style:table-cell-properties fo:background-color="#99ff99" fo:border="0.06pt solid #000000"/>
    </style:style>
    <style:style style:name="ce16" style:family="table-cell" style:parent-style-name="Default">
      <style:table-cell-properties fo:background-color="#ff9999"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112">
      <style:table-cell-properties fo:background-color="#ff9999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8K memory" table:style-name="ta1">
        <office:forms form:automatic-focus="false" form:apply-design-mode="false"/>
        <table:table-column table:style-name="co1" table:number-columns-repeated="2" table:default-cell-style-name="ce6"/>
        <table:table-column table:style-name="co1" table:number-columns-repeated="5" table:default-cell-style-name="ce7"/>
        <table:table-column table:style-name="co1" table:default-cell-style-name="ce6"/>
        <table:table-column table:style-name="co1" table:default-cell-style-name="ce4"/>
        <table:table-column table:style-name="co1" table:default-cell-style-name="ce12"/>
        <table:table-column table:style-name="co1" table:default-cell-style-name="ce11"/>
        <table:table-column table:style-name="co1" table:default-cell-style-name="ce15"/>
        <table:table-column table:style-name="co1" table:default-cell-style-name="ce7"/>
        <table:table-column table:style-name="co1" table:default-cell-style-name="ce17"/>
        <table:table-row table:style-name="ro1">
          <table:table-cell table:style-name="ce1" office:value-type="string" calcext:value-type="string">
            <text:p>Time/Div</text:p>
          </table:table-cell>
          <table:table-cell table:style-name="ce1" office:value-type="string" calcext:value-type="string">
            <text:p>Sa/s</text:p>
          </table:table-cell>
          <table:table-cell table:style-name="ce1" office:value-type="string" calcext:value-type="string">
            <text:p>Time/Div [s]</text:p>
          </table:table-cell>
          <table:table-cell table:style-name="ce1" office:value-type="string" calcext:value-type="string">
            <text:p>Sa/s <text:s/>[Sa]</text:p>
          </table:table-cell>
          <table:table-cell table:style-name="ce1" office:value-type="string" calcext:value-type="string">
            <text:p>Sa len [s]</text:p>
          </table:table-cell>
          <table:table-cell table:style-name="ce1" office:value-type="string" calcext:value-type="string">
            <text:p>Mem len [s]</text:p>
          </table:table-cell>
          <table:table-cell table:style-name="ce1" office:value-type="string" calcext:value-type="string">
            <text:p>Screen len [s]</text:p>
          </table:table-cell>
          <table:table-cell table:style-name="ce1" office:value-type="string" calcext:value-type="string">
            <text:p>Screen len [x]</text:p>
          </table:table-cell>
          <table:table-cell table:style-name="ce1" office:value-type="string" calcext:value-type="string">
            <text:p>Left [x]</text:p>
          </table:table-cell>
          <table:table-cell table:style-name="ce1" office:value-type="string" calcext:value-type="string">
            <text:p>Middle [x]</text:p>
          </table:table-cell>
          <table:table-cell table:style-name="ce1" office:value-type="string" calcext:value-type="string">
            <text:p>Right [x]</text:p>
          </table:table-cell>
          <table:table-cell table:style-name="ce14" office:value-type="string" calcext:value-type="string">
            <text:p>Run T: [s]</text:p>
          </table:table-cell>
          <table:table-cell table:style-name="ce1" office:value-type="string" calcext:value-type="string">
            <text:p>Mem[0] <text:s/>[s]</text:p>
          </table:table-cell>
          <table:table-cell table:style-name="ce16" office:value-type="string" calcext:value-type="string">
            <text:p>Stop T: [s]</text:p>
          </table:table-cell>
        </table:table-row>
        <table:table-row table:style-name="ro2">
          <table:table-cell office:value-type="string" calcext:value-type="string">
            <text:p>1000 s</text:p>
          </table:table-cell>
          <table:table-cell office:value-type="string" calcext:value-type="string">
            <text:p>0.5 Sa/s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formula="of:=1/[.D2]" office:value-type="float" office:value="2" calcext:value-type="float">
            <text:p>2</text:p>
          </table:table-cell>
          <table:table-cell table:formula="of:=8000/[.D2]" office:value-type="float" office:value="16000" calcext:value-type="float">
            <text:p>16E+03</text:p>
          </table:table-cell>
          <table:table-cell table:formula="of:=12*[.C2]" office:value-type="float" office:value="12000" calcext:value-type="float">
            <text:p>12E+03</text:p>
          </table:table-cell>
          <table:table-cell table:formula="of:=[.D2]*[.G2]" office:value-type="float" office:value="6000" calcext:value-type="float">
            <text:p>6000</text:p>
          </table:table-cell>
          <table:table-cell table:formula="of:=[.$J2]-[.$H2]/2+1" office:value-type="float" office:value="1000" calcext:value-type="float">
            <text:p>1000</text:p>
          </table:table-cell>
          <table:table-cell table:formula="of:=IF([.$N2]=0;3999;(8000/[.$F2])*([.$N2]-[.$M2]))" office:value-type="float" office:value="3999" calcext:value-type="float">
            <text:p>3999</text:p>
          </table:table-cell>
          <table:table-cell table:formula="of:=[.$J2]+[.$H2]/2" office:value-type="float" office:value="6999" calcext:value-type="float">
            <text:p>6999</text:p>
          </table:table-cell>
          <table:table-cell office:value-type="float" office:value="0" calcext:value-type="float">
            <text:p>0.0E+00</text:p>
          </table:table-cell>
          <table:table-cell table:formula="of:=IF([.L2]&gt;([.F2]/2);[.L2]-([.F2]/2);[.L2]-([.F2]/2))" office:value-type="float" office:value="-8000" calcext:value-type="float">
            <text:p>-8E+03</text:p>
          </table:table-cell>
          <table:table-cell office:value-type="float" office:value="0" calcext:value-type="float">
            <text:p>0.0E+00</text:p>
          </table:table-cell>
        </table:table-row>
        <table:table-row table:style-name="ro2">
          <table:table-cell office:value-type="string" calcext:value-type="string">
            <text:p>500 s</text:p>
          </table:table-cell>
          <table:table-cell office:value-type="string" calcext:value-type="string">
            <text:p>1 Sa/s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1/[.D3]" office:value-type="float" office:value="1" calcext:value-type="float">
            <text:p>1</text:p>
          </table:table-cell>
          <table:table-cell table:formula="of:=8000/[.D3]" office:value-type="float" office:value="8000" calcext:value-type="float">
            <text:p>8E+03</text:p>
          </table:table-cell>
          <table:table-cell table:formula="of:=12*[.C3]" office:value-type="float" office:value="6000" calcext:value-type="float">
            <text:p>6E+03</text:p>
          </table:table-cell>
          <table:table-cell table:formula="of:=[.D3]*[.G3]" office:value-type="float" office:value="6000" calcext:value-type="float">
            <text:p>6000</text:p>
          </table:table-cell>
          <table:table-cell table:formula="of:=[.$J3]-[.$H3]/2+1" office:value-type="float" office:value="1000" calcext:value-type="float">
            <text:p>1000</text:p>
          </table:table-cell>
          <table:table-cell table:formula="of:=IF([.$N3]=0;3999;(8000/[.$F3])*([.$N3]-[.$M3]))" office:value-type="float" office:value="3999" calcext:value-type="float">
            <text:p>3999</text:p>
          </table:table-cell>
          <table:table-cell table:formula="of:=[.$J3]+[.$H3]/2" office:value-type="float" office:value="6999" calcext:value-type="float">
            <text:p>6999</text:p>
          </table:table-cell>
          <table:table-cell office:value-type="float" office:value="0" calcext:value-type="float">
            <text:p>0.0E+00</text:p>
          </table:table-cell>
          <table:table-cell table:formula="of:=IF([.L3]&gt;([.F3]/2);[.L3]-([.F3]/2);[.L3]-([.F3]/2))" office:value-type="float" office:value="-4000" calcext:value-type="float">
            <text:p>-4E+03</text:p>
          </table:table-cell>
          <table:table-cell office:value-type="float" office:value="0" calcext:value-type="float">
            <text:p>0.0E+00</text:p>
          </table:table-cell>
        </table:table-row>
        <table:table-row table:style-name="ro2">
          <table:table-cell office:value-type="string" calcext:value-type="string">
            <text:p>200 s</text:p>
          </table:table-cell>
          <table:table-cell office:value-type="string" calcext:value-type="string">
            <text:p>2.5 Sa/s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2.5" calcext:value-type="float">
            <text:p>2.5</text:p>
          </table:table-cell>
          <table:table-cell table:style-name="ce6" table:formula="of:=1/[.D4]" office:value-type="float" office:value="0.4" calcext:value-type="float">
            <text:p>0.4</text:p>
          </table:table-cell>
          <table:table-cell table:formula="of:=8000/[.D4]" office:value-type="float" office:value="3200" calcext:value-type="float">
            <text:p>3E+03</text:p>
          </table:table-cell>
          <table:table-cell table:formula="of:=12*[.C4]" office:value-type="float" office:value="2400" calcext:value-type="float">
            <text:p>2E+03</text:p>
          </table:table-cell>
          <table:table-cell table:formula="of:=[.D4]*[.G4]" office:value-type="float" office:value="6000" calcext:value-type="float">
            <text:p>6000</text:p>
          </table:table-cell>
          <table:table-cell table:formula="of:=[.$J4]-[.$H4]/2+1" office:value-type="float" office:value="1000" calcext:value-type="float">
            <text:p>1000</text:p>
          </table:table-cell>
          <table:table-cell table:formula="of:=IF([.$N4]=0;3999;(8000/[.$F4])*([.$N4]-[.$M4]))" office:value-type="float" office:value="3999" calcext:value-type="float">
            <text:p>3999</text:p>
          </table:table-cell>
          <table:table-cell table:formula="of:=[.$J4]+[.$H4]/2" office:value-type="float" office:value="6999" calcext:value-type="float">
            <text:p>6999</text:p>
          </table:table-cell>
          <table:table-cell office:value-type="float" office:value="0" calcext:value-type="float">
            <text:p>0.0E+00</text:p>
          </table:table-cell>
          <table:table-cell table:formula="of:=IF([.L4]&gt;([.F4]/2);[.L4]-([.F4]/2);[.L4]-([.F4]/2))" office:value-type="float" office:value="-1600" calcext:value-type="float">
            <text:p>-2E+03</text:p>
          </table:table-cell>
          <table:table-cell office:value-type="float" office:value="0" calcext:value-type="float">
            <text:p>0.0E+00</text:p>
          </table:table-cell>
        </table:table-row>
        <table:table-row table:style-name="ro2">
          <table:table-cell office:value-type="string" calcext:value-type="string">
            <text:p>100 s</text:p>
          </table:table-cell>
          <table:table-cell office:value-type="string" calcext:value-type="string">
            <text:p>5 Sa/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1/[.D5]" office:value-type="float" office:value="0.2" calcext:value-type="float">
            <text:p>0.2</text:p>
          </table:table-cell>
          <table:table-cell table:formula="of:=8000/[.D5]" office:value-type="float" office:value="1600" calcext:value-type="float">
            <text:p>2E+03</text:p>
          </table:table-cell>
          <table:table-cell table:formula="of:=12*[.C5]" office:value-type="float" office:value="1200" calcext:value-type="float">
            <text:p>1E+03</text:p>
          </table:table-cell>
          <table:table-cell table:formula="of:=[.D5]*[.G5]" office:value-type="float" office:value="6000" calcext:value-type="float">
            <text:p>6000</text:p>
          </table:table-cell>
          <table:table-cell table:formula="of:=[.$J5]-[.$H5]/2+1" office:value-type="float" office:value="1000" calcext:value-type="float">
            <text:p>1000</text:p>
          </table:table-cell>
          <table:table-cell table:formula="of:=IF([.$N5]=0;3999;(8000/[.$F5])*([.$N5]-[.$M5]))" office:value-type="float" office:value="3999" calcext:value-type="float">
            <text:p>3999</text:p>
          </table:table-cell>
          <table:table-cell table:formula="of:=[.$J5]+[.$H5]/2" office:value-type="float" office:value="6999" calcext:value-type="float">
            <text:p>6999</text:p>
          </table:table-cell>
          <table:table-cell office:value-type="float" office:value="0" calcext:value-type="float">
            <text:p>0.0E+00</text:p>
          </table:table-cell>
          <table:table-cell table:formula="of:=IF([.L5]&gt;([.F5]/2);[.L5]-([.F5]/2);[.L5]-([.F5]/2))" office:value-type="float" office:value="-800" calcext:value-type="float">
            <text:p>-800E+00</text:p>
          </table:table-cell>
          <table:table-cell office:value-type="float" office:value="0" calcext:value-type="float">
            <text:p>0.0E+00</text:p>
          </table:table-cell>
        </table:table-row>
        <table:table-row table:style-name="ro2">
          <table:table-cell office:value-type="string" calcext:value-type="string">
            <text:p>50 s</text:p>
          </table:table-cell>
          <table:table-cell office:value-type="string" calcext:value-type="string">
            <text:p>10 Sa/s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1/[.D6]" office:value-type="float" office:value="0.1" calcext:value-type="float">
            <text:p>0.1</text:p>
          </table:table-cell>
          <table:table-cell table:formula="of:=8000/[.D6]" office:value-type="float" office:value="800" calcext:value-type="float">
            <text:p>800E+00</text:p>
          </table:table-cell>
          <table:table-cell table:formula="of:=12*[.C6]" office:value-type="float" office:value="600" calcext:value-type="float">
            <text:p>600E+00</text:p>
          </table:table-cell>
          <table:table-cell table:formula="of:=[.D6]*[.G6]" office:value-type="float" office:value="6000" calcext:value-type="float">
            <text:p>6000</text:p>
          </table:table-cell>
          <table:table-cell table:formula="of:=[.$J6]-[.$H6]/2+1" office:value-type="float" office:value="1000" calcext:value-type="float">
            <text:p>1000</text:p>
          </table:table-cell>
          <table:table-cell table:formula="of:=IF([.$N6]=0;3999;(8000/[.$F6])*([.$N6]-[.$M6]))" office:value-type="float" office:value="3999" calcext:value-type="float">
            <text:p>3999</text:p>
          </table:table-cell>
          <table:table-cell table:formula="of:=[.$J6]+[.$H6]/2" office:value-type="float" office:value="6999" calcext:value-type="float">
            <text:p>6999</text:p>
          </table:table-cell>
          <table:table-cell office:value-type="float" office:value="0" calcext:value-type="float">
            <text:p>0.0E+00</text:p>
          </table:table-cell>
          <table:table-cell table:formula="of:=IF([.L6]&gt;([.F6]/2);[.L6]-([.F6]/2);[.L6]-([.F6]/2))" office:value-type="float" office:value="-400" calcext:value-type="float">
            <text:p>-400E+00</text:p>
          </table:table-cell>
          <table:table-cell office:value-type="float" office:value="0" calcext:value-type="float">
            <text:p>0.0E+00</text:p>
          </table:table-cell>
        </table:table-row>
        <table:table-row table:style-name="ro2">
          <table:table-cell office:value-type="string" calcext:value-type="string">
            <text:p>20 s</text:p>
          </table:table-cell>
          <table:table-cell office:value-type="string" calcext:value-type="string">
            <text:p>25 Sa/s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formula="of:=1/[.D7]" office:value-type="float" office:value="0.04" calcext:value-type="float">
            <text:p>0.04</text:p>
          </table:table-cell>
          <table:table-cell table:formula="of:=8000/[.D7]" office:value-type="float" office:value="320" calcext:value-type="float">
            <text:p>320E+00</text:p>
          </table:table-cell>
          <table:table-cell table:formula="of:=12*[.C7]" office:value-type="float" office:value="240" calcext:value-type="float">
            <text:p>240E+00</text:p>
          </table:table-cell>
          <table:table-cell table:formula="of:=[.D7]*[.G7]" office:value-type="float" office:value="6000" calcext:value-type="float">
            <text:p>6000</text:p>
          </table:table-cell>
          <table:table-cell table:formula="of:=[.$J7]-[.$H7]/2+1" office:value-type="float" office:value="1000" calcext:value-type="float">
            <text:p>1000</text:p>
          </table:table-cell>
          <table:table-cell table:formula="of:=IF([.$N7]=0;3999;(8000/[.$F7])*([.$N7]-[.$M7]))" office:value-type="float" office:value="3999" calcext:value-type="float">
            <text:p>3999</text:p>
          </table:table-cell>
          <table:table-cell table:formula="of:=[.$J7]+[.$H7]/2" office:value-type="float" office:value="6999" calcext:value-type="float">
            <text:p>6999</text:p>
          </table:table-cell>
          <table:table-cell office:value-type="float" office:value="0" calcext:value-type="float">
            <text:p>0.0E+00</text:p>
          </table:table-cell>
          <table:table-cell table:formula="of:=IF([.L7]&gt;([.F7]/2);[.L7]-([.F7]/2);[.L7]-([.F7]/2))" office:value-type="float" office:value="-160" calcext:value-type="float">
            <text:p>-160E+00</text:p>
          </table:table-cell>
          <table:table-cell office:value-type="float" office:value="0" calcext:value-type="float">
            <text:p>0.0E+00</text:p>
          </table:table-cell>
        </table:table-row>
        <table:table-row table:style-name="ro2">
          <table:table-cell office:value-type="string" calcext:value-type="string">
            <text:p>10 s</text:p>
          </table:table-cell>
          <table:table-cell office:value-type="string" calcext:value-type="string">
            <text:p>50 Sa/s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0" calcext:value-type="float">
            <text:p>50</text:p>
          </table:table-cell>
          <table:table-cell table:style-name="ce6" table:formula="of:=1/[.D8]" office:value-type="float" office:value="0.02" calcext:value-type="float">
            <text:p>0.02</text:p>
          </table:table-cell>
          <table:table-cell table:formula="of:=8000/[.D8]" office:value-type="float" office:value="160" calcext:value-type="float">
            <text:p>160E+00</text:p>
          </table:table-cell>
          <table:table-cell table:formula="of:=12*[.C8]" office:value-type="float" office:value="120" calcext:value-type="float">
            <text:p>120E+00</text:p>
          </table:table-cell>
          <table:table-cell table:formula="of:=[.D8]*[.G8]" office:value-type="float" office:value="6000" calcext:value-type="float">
            <text:p>6000</text:p>
          </table:table-cell>
          <table:table-cell table:formula="of:=[.$J8]-[.$H8]/2+1" office:value-type="float" office:value="1000" calcext:value-type="float">
            <text:p>1000</text:p>
          </table:table-cell>
          <table:table-cell table:formula="of:=IF([.$N8]=0;3999;(8000/[.$F8])*([.$N8]-[.$M8]))" office:value-type="float" office:value="3999" calcext:value-type="float">
            <text:p>3999</text:p>
          </table:table-cell>
          <table:table-cell table:formula="of:=[.$J8]+[.$H8]/2" office:value-type="float" office:value="6999" calcext:value-type="float">
            <text:p>6999</text:p>
          </table:table-cell>
          <table:table-cell office:value-type="float" office:value="0" calcext:value-type="float">
            <text:p>0.0E+00</text:p>
          </table:table-cell>
          <table:table-cell table:formula="of:=IF([.L8]&gt;([.F8]/2);[.L8]-([.F8]/2);[.L8]-([.F8]/2))" office:value-type="float" office:value="-80" calcext:value-type="float">
            <text:p>-80E+00</text:p>
          </table:table-cell>
          <table:table-cell office:value-type="float" office:value="0" calcext:value-type="float">
            <text:p>0.0E+00</text:p>
          </table:table-cell>
        </table:table-row>
        <table:table-row table:style-name="ro2">
          <table:table-cell office:value-type="string" calcext:value-type="string">
            <text:p>5 s</text:p>
          </table:table-cell>
          <table:table-cell office:value-type="string" calcext:value-type="string">
            <text:p>100 Sa/s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0" calcext:value-type="float">
            <text:p>100</text:p>
          </table:table-cell>
          <table:table-cell table:style-name="ce6" table:formula="of:=1/[.D9]" office:value-type="float" office:value="0.01" calcext:value-type="float">
            <text:p>0.01</text:p>
          </table:table-cell>
          <table:table-cell table:formula="of:=8000/[.D9]" office:value-type="float" office:value="80" calcext:value-type="float">
            <text:p>80E+00</text:p>
          </table:table-cell>
          <table:table-cell table:formula="of:=12*[.C9]" office:value-type="float" office:value="60" calcext:value-type="float">
            <text:p>60E+00</text:p>
          </table:table-cell>
          <table:table-cell table:formula="of:=[.D9]*[.G9]" office:value-type="float" office:value="6000" calcext:value-type="float">
            <text:p>6000</text:p>
          </table:table-cell>
          <table:table-cell table:formula="of:=[.$J9]-[.$H9]/2+1" office:value-type="float" office:value="1000" calcext:value-type="float">
            <text:p>1000</text:p>
          </table:table-cell>
          <table:table-cell table:formula="of:=IF([.$N9]=0;3999;(8000/[.$F9])*([.$N9]-[.$M9]))" office:value-type="float" office:value="3999" calcext:value-type="float">
            <text:p>3999</text:p>
          </table:table-cell>
          <table:table-cell table:formula="of:=[.$J9]+[.$H9]/2" office:value-type="float" office:value="6999" calcext:value-type="float">
            <text:p>6999</text:p>
          </table:table-cell>
          <table:table-cell office:value-type="float" office:value="0" calcext:value-type="float">
            <text:p>0.0E+00</text:p>
          </table:table-cell>
          <table:table-cell table:formula="of:=IF([.L9]&gt;([.F9]/2);[.L9]-([.F9]/2);[.L9]-([.F9]/2))" office:value-type="float" office:value="-40" calcext:value-type="float">
            <text:p>-40E+00</text:p>
          </table:table-cell>
          <table:table-cell office:value-type="float" office:value="0" calcext:value-type="float">
            <text:p>0.0E+00</text:p>
          </table:table-cell>
        </table:table-row>
        <table:table-row table:style-name="ro2">
          <table:table-cell office:value-type="string" calcext:value-type="string">
            <text:p>2 s</text:p>
          </table:table-cell>
          <table:table-cell office:value-type="string" calcext:value-type="string">
            <text:p>250 Sa/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50" calcext:value-type="float">
            <text:p>250</text:p>
          </table:table-cell>
          <table:table-cell table:formula="of:=1/[.D10]" office:value-type="float" office:value="0.004" calcext:value-type="float">
            <text:p>4E-03</text:p>
          </table:table-cell>
          <table:table-cell table:formula="of:=8000/[.D10]" office:value-type="float" office:value="32" calcext:value-type="float">
            <text:p>32E+00</text:p>
          </table:table-cell>
          <table:table-cell table:formula="of:=12*[.C10]" office:value-type="float" office:value="24" calcext:value-type="float">
            <text:p>24E+00</text:p>
          </table:table-cell>
          <table:table-cell table:formula="of:=[.D10]*[.G10]" office:value-type="float" office:value="6000" calcext:value-type="float">
            <text:p>6000</text:p>
          </table:table-cell>
          <table:table-cell table:formula="of:=[.$J10]-[.$H10]/2+1" office:value-type="float" office:value="1000" calcext:value-type="float">
            <text:p>1000</text:p>
          </table:table-cell>
          <table:table-cell table:formula="of:=IF([.$N10]=0;3999;(8000/[.$F10])*([.$N10]-[.$M10]))" office:value-type="float" office:value="3999" calcext:value-type="float">
            <text:p>3999</text:p>
          </table:table-cell>
          <table:table-cell table:formula="of:=[.$J10]+[.$H10]/2" office:value-type="float" office:value="6999" calcext:value-type="float">
            <text:p>6999</text:p>
          </table:table-cell>
          <table:table-cell office:value-type="float" office:value="0" calcext:value-type="float">
            <text:p>0.0E+00</text:p>
          </table:table-cell>
          <table:table-cell table:formula="of:=IF([.L10]&gt;([.F10]/2);[.L10]-([.F10]/2);[.L10]-([.F10]/2))" office:value-type="float" office:value="-16" calcext:value-type="float">
            <text:p>-16E+00</text:p>
          </table:table-cell>
          <table:table-cell office:value-type="float" office:value="0" calcext:value-type="float">
            <text:p>0.0E+00</text:p>
          </table:table-cell>
        </table:table-row>
        <table:table-row table:style-name="ro2">
          <table:table-cell office:value-type="string" calcext:value-type="string">
            <text:p>1 s</text:p>
          </table:table-cell>
          <table:table-cell office:value-type="string" calcext:value-type="string">
            <text:p>500 Sa/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0" calcext:value-type="float">
            <text:p>500</text:p>
          </table:table-cell>
          <table:table-cell table:formula="of:=1/[.D11]" office:value-type="float" office:value="0.002" calcext:value-type="float">
            <text:p>2E-03</text:p>
          </table:table-cell>
          <table:table-cell table:formula="of:=8000/[.D11]" office:value-type="float" office:value="16" calcext:value-type="float">
            <text:p>16E+00</text:p>
          </table:table-cell>
          <table:table-cell table:formula="of:=12*[.C11]" office:value-type="float" office:value="12" calcext:value-type="float">
            <text:p>12E+00</text:p>
          </table:table-cell>
          <table:table-cell table:formula="of:=[.D11]*[.G11]" office:value-type="float" office:value="6000" calcext:value-type="float">
            <text:p>6000</text:p>
          </table:table-cell>
          <table:table-cell table:formula="of:=[.$J11]-[.$H11]/2+1" office:value-type="float" office:value="1000" calcext:value-type="float">
            <text:p>1000</text:p>
          </table:table-cell>
          <table:table-cell table:formula="of:=IF([.$N11]=0;3999;(8000/[.$F11])*([.$N11]-[.$M11]))" office:value-type="float" office:value="3999" calcext:value-type="float">
            <text:p>3999</text:p>
          </table:table-cell>
          <table:table-cell table:formula="of:=[.$J11]+[.$H11]/2" office:value-type="float" office:value="6999" calcext:value-type="float">
            <text:p>6999</text:p>
          </table:table-cell>
          <table:table-cell office:value-type="float" office:value="0" calcext:value-type="float">
            <text:p>0.0E+00</text:p>
          </table:table-cell>
          <table:table-cell table:formula="of:=IF([.L11]&gt;([.F11]/2);[.L11]-([.F11]/2);[.L11]-([.F11]/2))" office:value-type="float" office:value="-8" calcext:value-type="float">
            <text:p>-8E+00</text:p>
          </table:table-cell>
          <table:table-cell office:value-type="float" office:value="0" calcext:value-type="float">
            <text:p>0.0E+00</text:p>
          </table:table-cell>
        </table:table-row>
        <table:table-row table:style-name="ro2">
          <table:table-cell office:value-type="string" calcext:value-type="string">
            <text:p>500 ms</text:p>
          </table:table-cell>
          <table:table-cell office:value-type="string" calcext:value-type="string">
            <text:p>1KSa/s</text:p>
          </table:table-cell>
          <table:table-cell office:value-type="float" office:value="0.5" calcext:value-type="float">
            <text:p>500E-03</text:p>
          </table:table-cell>
          <table:table-cell office:value-type="float" office:value="1000" calcext:value-type="float">
            <text:p>1E+03</text:p>
          </table:table-cell>
          <table:table-cell table:formula="of:=1/[.D12]" office:value-type="float" office:value="0.001" calcext:value-type="float">
            <text:p>1E-03</text:p>
          </table:table-cell>
          <table:table-cell table:formula="of:=8000/[.D12]" office:value-type="float" office:value="8" calcext:value-type="float">
            <text:p>8E+00</text:p>
          </table:table-cell>
          <table:table-cell table:formula="of:=12*[.C12]" office:value-type="float" office:value="6" calcext:value-type="float">
            <text:p>6E+00</text:p>
          </table:table-cell>
          <table:table-cell table:formula="of:=[.D12]*[.G12]" office:value-type="float" office:value="6000" calcext:value-type="float">
            <text:p>6000</text:p>
          </table:table-cell>
          <table:table-cell table:formula="of:=[.$J12]-[.$H12]/2+1" office:value-type="float" office:value="1000" calcext:value-type="float">
            <text:p>1000</text:p>
          </table:table-cell>
          <table:table-cell table:formula="of:=IF([.$N12]=0;3999;(8000/[.$F12])*([.$N12]-[.$M12]))" office:value-type="float" office:value="3999" calcext:value-type="float">
            <text:p>3999</text:p>
          </table:table-cell>
          <table:table-cell table:formula="of:=[.$J12]+[.$H12]/2" office:value-type="float" office:value="6999" calcext:value-type="float">
            <text:p>6999</text:p>
          </table:table-cell>
          <table:table-cell office:value-type="float" office:value="0" calcext:value-type="float">
            <text:p>0.0E+00</text:p>
          </table:table-cell>
          <table:table-cell table:formula="of:=IF([.L12]&gt;([.F12]/2);[.L12]-([.F12]/2);[.L12]-([.F12]/2))" office:value-type="float" office:value="-4" calcext:value-type="float">
            <text:p>-4E+00</text:p>
          </table:table-cell>
          <table:table-cell office:value-type="float" office:value="0" calcext:value-type="float">
            <text:p>0.0E+00</text:p>
          </table:table-cell>
        </table:table-row>
        <table:table-row table:style-name="ro2">
          <table:table-cell office:value-type="string" calcext:value-type="string">
            <text:p>200 ms</text:p>
          </table:table-cell>
          <table:table-cell office:value-type="string" calcext:value-type="string">
            <text:p>2.5KSa/s</text:p>
          </table:table-cell>
          <table:table-cell office:value-type="float" office:value="0.2" calcext:value-type="float">
            <text:p>200E-03</text:p>
          </table:table-cell>
          <table:table-cell office:value-type="float" office:value="2500" calcext:value-type="float">
            <text:p>3E+03</text:p>
          </table:table-cell>
          <table:table-cell table:formula="of:=1/[.D13]" office:value-type="float" office:value="0.0004" calcext:value-type="float">
            <text:p>400E-06</text:p>
          </table:table-cell>
          <table:table-cell table:formula="of:=8000/[.D13]" office:value-type="float" office:value="3.2" calcext:value-type="float">
            <text:p>3E+00</text:p>
          </table:table-cell>
          <table:table-cell table:formula="of:=12*[.C13]" office:value-type="float" office:value="2.4" calcext:value-type="float">
            <text:p>2E+00</text:p>
          </table:table-cell>
          <table:table-cell table:formula="of:=[.D13]*[.G13]" office:value-type="float" office:value="6000" calcext:value-type="float">
            <text:p>6000</text:p>
          </table:table-cell>
          <table:table-cell table:formula="of:=[.$J13]-[.$H13]/2+1" office:value-type="float" office:value="1000" calcext:value-type="float">
            <text:p>1000</text:p>
          </table:table-cell>
          <table:table-cell table:formula="of:=IF([.$N13]=0;3999;(8000/[.$F13])*([.$N13]-[.$M13]))" office:value-type="float" office:value="3999" calcext:value-type="float">
            <text:p>3999</text:p>
          </table:table-cell>
          <table:table-cell table:formula="of:=[.$J13]+[.$H13]/2" office:value-type="float" office:value="6999" calcext:value-type="float">
            <text:p>6999</text:p>
          </table:table-cell>
          <table:table-cell office:value-type="float" office:value="0" calcext:value-type="float">
            <text:p>0.0E+00</text:p>
          </table:table-cell>
          <table:table-cell table:formula="of:=IF([.L13]&gt;([.F13]/2);[.L13]-([.F13]/2);[.L13]-([.F13]/2))" office:value-type="float" office:value="-1.6" calcext:value-type="float">
            <text:p>-2E+00</text:p>
          </table:table-cell>
          <table:table-cell office:value-type="float" office:value="0" calcext:value-type="float">
            <text:p>0.0E+00</text:p>
          </table:table-cell>
        </table:table-row>
        <table:table-row table:style-name="ro2">
          <table:table-cell office:value-type="string" calcext:value-type="string">
            <text:p>100 ms</text:p>
          </table:table-cell>
          <table:table-cell office:value-type="string" calcext:value-type="string">
            <text:p>5KSa/s</text:p>
          </table:table-cell>
          <table:table-cell office:value-type="float" office:value="0.1" calcext:value-type="float">
            <text:p>100E-03</text:p>
          </table:table-cell>
          <table:table-cell office:value-type="float" office:value="5000" calcext:value-type="float">
            <text:p>5E+03</text:p>
          </table:table-cell>
          <table:table-cell table:formula="of:=1/[.D14]" office:value-type="float" office:value="0.0002" calcext:value-type="float">
            <text:p>200E-06</text:p>
          </table:table-cell>
          <table:table-cell table:formula="of:=8000/[.D14]" office:value-type="float" office:value="1.6" calcext:value-type="float">
            <text:p>2E+00</text:p>
          </table:table-cell>
          <table:table-cell table:formula="of:=12*[.C14]" office:value-type="float" office:value="1.2" calcext:value-type="float">
            <text:p>1E+00</text:p>
          </table:table-cell>
          <table:table-cell table:formula="of:=[.D14]*[.G14]" office:value-type="float" office:value="6000" calcext:value-type="float">
            <text:p>6000</text:p>
          </table:table-cell>
          <table:table-cell table:formula="of:=[.$J14]-[.$H14]/2+1" office:value-type="float" office:value="1000" calcext:value-type="float">
            <text:p>1000</text:p>
          </table:table-cell>
          <table:table-cell table:formula="of:=IF([.$N14]=0;3999;(8000/[.$F14])*([.$N14]-[.$M14]))" office:value-type="float" office:value="3999" calcext:value-type="float">
            <text:p>3999</text:p>
          </table:table-cell>
          <table:table-cell table:formula="of:=[.$J14]+[.$H14]/2" office:value-type="float" office:value="6999" calcext:value-type="float">
            <text:p>6999</text:p>
          </table:table-cell>
          <table:table-cell office:value-type="float" office:value="0" calcext:value-type="float">
            <text:p>0.0E+00</text:p>
          </table:table-cell>
          <table:table-cell table:formula="of:=IF([.L14]&gt;([.F14]/2);[.L14]-([.F14]/2);[.L14]-([.F14]/2))" office:value-type="float" office:value="-0.8" calcext:value-type="float">
            <text:p>-800E-03</text:p>
          </table:table-cell>
          <table:table-cell office:value-type="float" office:value="0" calcext:value-type="float">
            <text:p>0.0E+00</text:p>
          </table:table-cell>
        </table:table-row>
        <table:table-row table:style-name="ro2">
          <table:table-cell office:value-type="string" calcext:value-type="string">
            <text:p>50 ms</text:p>
          </table:table-cell>
          <table:table-cell office:value-type="string" calcext:value-type="string">
            <text:p>10KSa/s</text:p>
          </table:table-cell>
          <table:table-cell office:value-type="float" office:value="0.05" calcext:value-type="float">
            <text:p>50E-03</text:p>
          </table:table-cell>
          <table:table-cell office:value-type="float" office:value="10000" calcext:value-type="float">
            <text:p>10E+03</text:p>
          </table:table-cell>
          <table:table-cell table:formula="of:=1/[.D15]" office:value-type="float" office:value="0.0001" calcext:value-type="float">
            <text:p>100E-06</text:p>
          </table:table-cell>
          <table:table-cell table:formula="of:=8000/[.D15]" office:value-type="float" office:value="0.8" calcext:value-type="float">
            <text:p>800E-03</text:p>
          </table:table-cell>
          <table:table-cell table:formula="of:=12*[.C15]" office:value-type="float" office:value="0.6" calcext:value-type="float">
            <text:p>600E-03</text:p>
          </table:table-cell>
          <table:table-cell table:formula="of:=[.D15]*[.G15]" office:value-type="float" office:value="6000" calcext:value-type="float">
            <text:p>6000</text:p>
          </table:table-cell>
          <table:table-cell table:formula="of:=[.$J15]-[.$H15]/2+1" office:value-type="float" office:value="1000" calcext:value-type="float">
            <text:p>1000</text:p>
          </table:table-cell>
          <table:table-cell table:formula="of:=IF([.$N15]=0;3999;(8000/[.$F15])*([.$N15]-[.$M15]))" office:value-type="float" office:value="3999" calcext:value-type="float">
            <text:p>3999</text:p>
          </table:table-cell>
          <table:table-cell table:formula="of:=[.$J15]+[.$H15]/2" office:value-type="float" office:value="6999" calcext:value-type="float">
            <text:p>6999</text:p>
          </table:table-cell>
          <table:table-cell office:value-type="float" office:value="0" calcext:value-type="float">
            <text:p>0.0E+00</text:p>
          </table:table-cell>
          <table:table-cell table:formula="of:=IF([.L15]&gt;([.F15]/2);[.L15]-([.F15]/2);[.L15]-([.F15]/2))" office:value-type="float" office:value="-0.4" calcext:value-type="float">
            <text:p>-400E-03</text:p>
          </table:table-cell>
          <table:table-cell office:value-type="float" office:value="0" calcext:value-type="float">
            <text:p>0.0E+00</text:p>
          </table:table-cell>
        </table:table-row>
        <table:table-row table:style-name="ro2">
          <table:table-cell office:value-type="string" calcext:value-type="string">
            <text:p>20 ms</text:p>
          </table:table-cell>
          <table:table-cell office:value-type="string" calcext:value-type="string">
            <text:p>25KSa/s</text:p>
          </table:table-cell>
          <table:table-cell office:value-type="float" office:value="0.02" calcext:value-type="float">
            <text:p>20E-03</text:p>
          </table:table-cell>
          <table:table-cell office:value-type="float" office:value="25000" calcext:value-type="float">
            <text:p>25E+03</text:p>
          </table:table-cell>
          <table:table-cell table:formula="of:=1/[.D16]" office:value-type="float" office:value="0.00004" calcext:value-type="float">
            <text:p>40E-06</text:p>
          </table:table-cell>
          <table:table-cell table:formula="of:=8000/[.D16]" office:value-type="float" office:value="0.32" calcext:value-type="float">
            <text:p>320E-03</text:p>
          </table:table-cell>
          <table:table-cell table:formula="of:=12*[.C16]" office:value-type="float" office:value="0.24" calcext:value-type="float">
            <text:p>240E-03</text:p>
          </table:table-cell>
          <table:table-cell table:formula="of:=[.D16]*[.G16]" office:value-type="float" office:value="6000" calcext:value-type="float">
            <text:p>6000</text:p>
          </table:table-cell>
          <table:table-cell table:formula="of:=[.$J16]-[.$H16]/2+1" office:value-type="float" office:value="1000" calcext:value-type="float">
            <text:p>1000</text:p>
          </table:table-cell>
          <table:table-cell table:formula="of:=IF([.$N16]=0;3999;(8000/[.$F16])*([.$N16]-[.$M16]))" office:value-type="float" office:value="3999" calcext:value-type="float">
            <text:p>3999</text:p>
          </table:table-cell>
          <table:table-cell table:formula="of:=[.$J16]+[.$H16]/2" office:value-type="float" office:value="6999" calcext:value-type="float">
            <text:p>6999</text:p>
          </table:table-cell>
          <table:table-cell office:value-type="float" office:value="0" calcext:value-type="float">
            <text:p>0.0E+00</text:p>
          </table:table-cell>
          <table:table-cell table:formula="of:=IF([.L16]&gt;([.F16]/2);[.L16]-([.F16]/2);[.L16]-([.F16]/2))" office:value-type="float" office:value="-0.16" calcext:value-type="float">
            <text:p>-160E-03</text:p>
          </table:table-cell>
          <table:table-cell office:value-type="float" office:value="0" calcext:value-type="float">
            <text:p>0.0E+00</text:p>
          </table:table-cell>
        </table:table-row>
        <table:table-row table:style-name="ro2">
          <table:table-cell office:value-type="string" calcext:value-type="string">
            <text:p>10 ms</text:p>
          </table:table-cell>
          <table:table-cell office:value-type="string" calcext:value-type="string">
            <text:p>50KSa/s</text:p>
          </table:table-cell>
          <table:table-cell office:value-type="float" office:value="0.01" calcext:value-type="float">
            <text:p>10E-03</text:p>
          </table:table-cell>
          <table:table-cell office:value-type="float" office:value="50000" calcext:value-type="float">
            <text:p>50E+03</text:p>
          </table:table-cell>
          <table:table-cell table:formula="of:=1/[.D17]" office:value-type="float" office:value="0.00002" calcext:value-type="float">
            <text:p>20E-06</text:p>
          </table:table-cell>
          <table:table-cell table:formula="of:=8000/[.D17]" office:value-type="float" office:value="0.16" calcext:value-type="float">
            <text:p>160E-03</text:p>
          </table:table-cell>
          <table:table-cell table:formula="of:=12*[.C17]" office:value-type="float" office:value="0.12" calcext:value-type="float">
            <text:p>120E-03</text:p>
          </table:table-cell>
          <table:table-cell table:formula="of:=[.D17]*[.G17]" office:value-type="float" office:value="6000" calcext:value-type="float">
            <text:p>6000</text:p>
          </table:table-cell>
          <table:table-cell table:formula="of:=[.$J17]-[.$H17]/2+1" office:value-type="float" office:value="1000" calcext:value-type="float">
            <text:p>1000</text:p>
          </table:table-cell>
          <table:table-cell table:formula="of:=IF([.$N17]=0;3999;(8000/[.$F17])*([.$N17]-[.$M17]))" office:value-type="float" office:value="3999" calcext:value-type="float">
            <text:p>3999</text:p>
          </table:table-cell>
          <table:table-cell table:formula="of:=[.$J17]+[.$H17]/2" office:value-type="float" office:value="6999" calcext:value-type="float">
            <text:p>6999</text:p>
          </table:table-cell>
          <table:table-cell office:value-type="float" office:value="0" calcext:value-type="float">
            <text:p>0.0E+00</text:p>
          </table:table-cell>
          <table:table-cell table:formula="of:=IF([.L17]&gt;([.F17]/2);[.L17]-([.F17]/2);[.L17]-([.F17]/2))" office:value-type="float" office:value="-0.08" calcext:value-type="float">
            <text:p>-80E-03</text:p>
          </table:table-cell>
          <table:table-cell office:value-type="float" office:value="0" calcext:value-type="float">
            <text:p>0.0E+00</text:p>
          </table:table-cell>
        </table:table-row>
        <table:table-row table:style-name="ro2">
          <table:table-cell office:value-type="string" calcext:value-type="string">
            <text:p>5 ms</text:p>
          </table:table-cell>
          <table:table-cell office:value-type="string" calcext:value-type="string">
            <text:p>100KSa/s</text:p>
          </table:table-cell>
          <table:table-cell office:value-type="float" office:value="0.005" calcext:value-type="float">
            <text:p>5E-03</text:p>
          </table:table-cell>
          <table:table-cell office:value-type="float" office:value="100000" calcext:value-type="float">
            <text:p>100E+03</text:p>
          </table:table-cell>
          <table:table-cell table:formula="of:=1/[.D18]" office:value-type="float" office:value="0.00001" calcext:value-type="float">
            <text:p>10E-06</text:p>
          </table:table-cell>
          <table:table-cell table:formula="of:=8000/[.D18]" office:value-type="float" office:value="0.08" calcext:value-type="float">
            <text:p>80E-03</text:p>
          </table:table-cell>
          <table:table-cell table:formula="of:=12*[.C18]" office:value-type="float" office:value="0.06" calcext:value-type="float">
            <text:p>60E-03</text:p>
          </table:table-cell>
          <table:table-cell table:formula="of:=[.D18]*[.G18]" office:value-type="float" office:value="6000" calcext:value-type="float">
            <text:p>6000</text:p>
          </table:table-cell>
          <table:table-cell table:formula="of:=[.$J18]-[.$H18]/2+1" office:value-type="float" office:value="1000" calcext:value-type="float">
            <text:p>1000</text:p>
          </table:table-cell>
          <table:table-cell table:formula="of:=IF([.$N18]=0;3999;(8000/[.$F18])*([.$N18]-[.$M18]))" office:value-type="float" office:value="3999" calcext:value-type="float">
            <text:p>3999</text:p>
          </table:table-cell>
          <table:table-cell table:formula="of:=[.$J18]+[.$H18]/2" office:value-type="float" office:value="6999" calcext:value-type="float">
            <text:p>6999</text:p>
          </table:table-cell>
          <table:table-cell office:value-type="float" office:value="0" calcext:value-type="float">
            <text:p>0.0E+00</text:p>
          </table:table-cell>
          <table:table-cell table:formula="of:=IF([.L18]&gt;([.F18]/2);[.L18]-([.F18]/2);[.L18]-([.F18]/2))" office:value-type="float" office:value="-0.04" calcext:value-type="float">
            <text:p>-40E-03</text:p>
          </table:table-cell>
          <table:table-cell office:value-type="float" office:value="0" calcext:value-type="float">
            <text:p>0.0E+00</text:p>
          </table:table-cell>
        </table:table-row>
        <table:table-row table:style-name="ro2">
          <table:table-cell office:value-type="string" calcext:value-type="string">
            <text:p>2 ms</text:p>
          </table:table-cell>
          <table:table-cell office:value-type="string" calcext:value-type="string">
            <text:p>250KSa/s</text:p>
          </table:table-cell>
          <table:table-cell office:value-type="float" office:value="0.002" calcext:value-type="float">
            <text:p>2E-03</text:p>
          </table:table-cell>
          <table:table-cell office:value-type="float" office:value="250000" calcext:value-type="float">
            <text:p>250E+03</text:p>
          </table:table-cell>
          <table:table-cell table:formula="of:=1/[.D19]" office:value-type="float" office:value="0.000004" calcext:value-type="float">
            <text:p>4E-06</text:p>
          </table:table-cell>
          <table:table-cell table:formula="of:=8000/[.D19]" office:value-type="float" office:value="0.032" calcext:value-type="float">
            <text:p>32E-03</text:p>
          </table:table-cell>
          <table:table-cell table:formula="of:=12*[.C19]" office:value-type="float" office:value="0.024" calcext:value-type="float">
            <text:p>24E-03</text:p>
          </table:table-cell>
          <table:table-cell table:formula="of:=[.D19]*[.G19]" office:value-type="float" office:value="6000" calcext:value-type="float">
            <text:p>6000</text:p>
          </table:table-cell>
          <table:table-cell table:formula="of:=[.$J19]-[.$H19]/2+1" office:value-type="float" office:value="1000" calcext:value-type="float">
            <text:p>1000</text:p>
          </table:table-cell>
          <table:table-cell table:formula="of:=IF([.$N19]=0;3999;(8000/[.$F19])*([.$N19]-[.$M19]))" office:value-type="float" office:value="3999" calcext:value-type="float">
            <text:p>3999</text:p>
          </table:table-cell>
          <table:table-cell table:formula="of:=[.$J19]+[.$H19]/2" office:value-type="float" office:value="6999" calcext:value-type="float">
            <text:p>6999</text:p>
          </table:table-cell>
          <table:table-cell office:value-type="float" office:value="0" calcext:value-type="float">
            <text:p>0.0E+00</text:p>
          </table:table-cell>
          <table:table-cell table:formula="of:=IF([.L19]&gt;([.F19]/2);[.L19]-([.F19]/2);[.L19]-([.F19]/2))" office:value-type="float" office:value="-0.016" calcext:value-type="float">
            <text:p>-16E-03</text:p>
          </table:table-cell>
          <table:table-cell office:value-type="float" office:value="0" calcext:value-type="float">
            <text:p>0.0E+00</text:p>
          </table:table-cell>
        </table:table-row>
        <table:table-row table:style-name="ro2">
          <table:table-cell office:value-type="string" calcext:value-type="string">
            <text:p>1 ms</text:p>
          </table:table-cell>
          <table:table-cell office:value-type="string" calcext:value-type="string">
            <text:p>500KSa/s</text:p>
          </table:table-cell>
          <table:table-cell office:value-type="float" office:value="0.001" calcext:value-type="float">
            <text:p>1E-03</text:p>
          </table:table-cell>
          <table:table-cell office:value-type="float" office:value="500000" calcext:value-type="float">
            <text:p>500E+03</text:p>
          </table:table-cell>
          <table:table-cell table:formula="of:=1/[.D20]" office:value-type="float" office:value="0.000002" calcext:value-type="float">
            <text:p>2E-06</text:p>
          </table:table-cell>
          <table:table-cell table:formula="of:=8000/[.D20]" office:value-type="float" office:value="0.016" calcext:value-type="float">
            <text:p>16E-03</text:p>
          </table:table-cell>
          <table:table-cell table:formula="of:=12*[.C20]" office:value-type="float" office:value="0.012" calcext:value-type="float">
            <text:p>12E-03</text:p>
          </table:table-cell>
          <table:table-cell table:formula="of:=[.D20]*[.G20]" office:value-type="float" office:value="6000" calcext:value-type="float">
            <text:p>6000</text:p>
          </table:table-cell>
          <table:table-cell table:formula="of:=[.$J20]-[.$H20]/2+1" office:value-type="float" office:value="1000" calcext:value-type="float">
            <text:p>1000</text:p>
          </table:table-cell>
          <table:table-cell table:formula="of:=IF([.$N20]=0;3999;(8000/[.$F20])*([.$N20]-[.$M20]))" office:value-type="float" office:value="3999" calcext:value-type="float">
            <text:p>3999</text:p>
          </table:table-cell>
          <table:table-cell table:formula="of:=[.$J20]+[.$H20]/2" office:value-type="float" office:value="6999" calcext:value-type="float">
            <text:p>6999</text:p>
          </table:table-cell>
          <table:table-cell office:value-type="float" office:value="0" calcext:value-type="float">
            <text:p>0.0E+00</text:p>
          </table:table-cell>
          <table:table-cell table:formula="of:=IF([.L20]&gt;([.F20]/2);[.L20]-([.F20]/2);[.L20]-([.F20]/2))" office:value-type="float" office:value="-0.008" calcext:value-type="float">
            <text:p>-8E-03</text:p>
          </table:table-cell>
          <table:table-cell office:value-type="float" office:value="0" calcext:value-type="float">
            <text:p>0.0E+00</text:p>
          </table:table-cell>
        </table:table-row>
        <table:table-row table:style-name="ro2">
          <table:table-cell office:value-type="string" calcext:value-type="string">
            <text:p>500 us</text:p>
          </table:table-cell>
          <table:table-cell office:value-type="string" calcext:value-type="string">
            <text:p>1MSa/s</text:p>
          </table:table-cell>
          <table:table-cell office:value-type="float" office:value="0.0005" calcext:value-type="float">
            <text:p>500E-06</text:p>
          </table:table-cell>
          <table:table-cell office:value-type="float" office:value="1000000" calcext:value-type="float">
            <text:p>1E+06</text:p>
          </table:table-cell>
          <table:table-cell table:formula="of:=1/[.D21]" office:value-type="float" office:value="0.000001" calcext:value-type="float">
            <text:p>1E-06</text:p>
          </table:table-cell>
          <table:table-cell table:formula="of:=8000/[.D21]" office:value-type="float" office:value="0.008" calcext:value-type="float">
            <text:p>8E-03</text:p>
          </table:table-cell>
          <table:table-cell table:formula="of:=12*[.C21]" office:value-type="float" office:value="0.006" calcext:value-type="float">
            <text:p>6E-03</text:p>
          </table:table-cell>
          <table:table-cell table:formula="of:=[.D21]*[.G21]" office:value-type="float" office:value="6000" calcext:value-type="float">
            <text:p>6000</text:p>
          </table:table-cell>
          <table:table-cell table:formula="of:=[.$J21]-[.$H21]/2+1" office:value-type="float" office:value="1000" calcext:value-type="float">
            <text:p>1000</text:p>
          </table:table-cell>
          <table:table-cell table:formula="of:=IF([.$N21]=0;3999;(8000/[.$F21])*([.$N21]-[.$M21]))" office:value-type="float" office:value="3999" calcext:value-type="float">
            <text:p>3999</text:p>
          </table:table-cell>
          <table:table-cell table:formula="of:=[.$J21]+[.$H21]/2" office:value-type="float" office:value="6999" calcext:value-type="float">
            <text:p>6999</text:p>
          </table:table-cell>
          <table:table-cell office:value-type="float" office:value="0" calcext:value-type="float">
            <text:p>0.0E+00</text:p>
          </table:table-cell>
          <table:table-cell table:formula="of:=IF([.L21]&gt;([.F21]/2);[.L21]-([.F21]/2);[.L21]-([.F21]/2))" office:value-type="float" office:value="-0.004" calcext:value-type="float">
            <text:p>-4E-03</text:p>
          </table:table-cell>
          <table:table-cell office:value-type="float" office:value="0" calcext:value-type="float">
            <text:p>0.0E+00</text:p>
          </table:table-cell>
        </table:table-row>
        <table:table-row table:style-name="ro2">
          <table:table-cell office:value-type="string" calcext:value-type="string">
            <text:p>200 us</text:p>
          </table:table-cell>
          <table:table-cell office:value-type="string" calcext:value-type="string">
            <text:p>2.5MSa/s</text:p>
          </table:table-cell>
          <table:table-cell office:value-type="float" office:value="0.0002" calcext:value-type="float">
            <text:p>200E-06</text:p>
          </table:table-cell>
          <table:table-cell office:value-type="float" office:value="2500000" calcext:value-type="float">
            <text:p>3E+06</text:p>
          </table:table-cell>
          <table:table-cell table:formula="of:=1/[.D22]" office:value-type="float" office:value="0.0000004" calcext:value-type="float">
            <text:p>400E-09</text:p>
          </table:table-cell>
          <table:table-cell table:formula="of:=8000/[.D22]" office:value-type="float" office:value="0.0032" calcext:value-type="float">
            <text:p>3E-03</text:p>
          </table:table-cell>
          <table:table-cell table:formula="of:=12*[.C22]" office:value-type="float" office:value="0.0024" calcext:value-type="float">
            <text:p>2E-03</text:p>
          </table:table-cell>
          <table:table-cell table:formula="of:=[.D22]*[.G22]" office:value-type="float" office:value="6000" calcext:value-type="float">
            <text:p>6000</text:p>
          </table:table-cell>
          <table:table-cell table:formula="of:=[.$J22]-[.$H22]/2+1" office:value-type="float" office:value="1000" calcext:value-type="float">
            <text:p>1000</text:p>
          </table:table-cell>
          <table:table-cell table:formula="of:=IF([.$N22]=0;3999;(8000/[.$F22])*([.$N22]-[.$M22]))" office:value-type="float" office:value="3999" calcext:value-type="float">
            <text:p>3999</text:p>
          </table:table-cell>
          <table:table-cell table:formula="of:=[.$J22]+[.$H22]/2" office:value-type="float" office:value="6999" calcext:value-type="float">
            <text:p>6999</text:p>
          </table:table-cell>
          <table:table-cell office:value-type="float" office:value="0" calcext:value-type="float">
            <text:p>0.0E+00</text:p>
          </table:table-cell>
          <table:table-cell table:formula="of:=IF([.L22]&gt;([.F22]/2);[.L22]-([.F22]/2);[.L22]-([.F22]/2))" office:value-type="float" office:value="-0.0016" calcext:value-type="float">
            <text:p>-2E-03</text:p>
          </table:table-cell>
          <table:table-cell office:value-type="float" office:value="0" calcext:value-type="float">
            <text:p>0.0E+00</text:p>
          </table:table-cell>
        </table:table-row>
        <table:table-row table:style-name="ro2">
          <table:table-cell office:value-type="string" calcext:value-type="string">
            <text:p>100 us</text:p>
          </table:table-cell>
          <table:table-cell office:value-type="string" calcext:value-type="string">
            <text:p>5MSa/S</text:p>
          </table:table-cell>
          <table:table-cell office:value-type="float" office:value="0.0001" calcext:value-type="float">
            <text:p>100E-06</text:p>
          </table:table-cell>
          <table:table-cell office:value-type="float" office:value="5000000" calcext:value-type="float">
            <text:p>5E+06</text:p>
          </table:table-cell>
          <table:table-cell table:formula="of:=1/[.D23]" office:value-type="float" office:value="0.0000002" calcext:value-type="float">
            <text:p>200E-09</text:p>
          </table:table-cell>
          <table:table-cell table:formula="of:=8000/[.D23]" office:value-type="float" office:value="0.0016" calcext:value-type="float">
            <text:p>2E-03</text:p>
          </table:table-cell>
          <table:table-cell table:formula="of:=12*[.C23]" office:value-type="float" office:value="0.0012" calcext:value-type="float">
            <text:p>1E-03</text:p>
          </table:table-cell>
          <table:table-cell table:formula="of:=[.D23]*[.G23]" office:value-type="float" office:value="6000" calcext:value-type="float">
            <text:p>6000</text:p>
          </table:table-cell>
          <table:table-cell table:formula="of:=[.$J23]-[.$H23]/2+1" office:value-type="float" office:value="1000" calcext:value-type="float">
            <text:p>1000</text:p>
          </table:table-cell>
          <table:table-cell table:formula="of:=IF([.$N23]=0;3999;(8000/[.$F23])*([.$N23]-[.$M23]))" office:value-type="float" office:value="3999" calcext:value-type="float">
            <text:p>3999</text:p>
          </table:table-cell>
          <table:table-cell table:formula="of:=[.$J23]+[.$H23]/2" office:value-type="float" office:value="6999" calcext:value-type="float">
            <text:p>6999</text:p>
          </table:table-cell>
          <table:table-cell office:value-type="float" office:value="0" calcext:value-type="float">
            <text:p>0.0E+00</text:p>
          </table:table-cell>
          <table:table-cell table:formula="of:=IF([.L23]&gt;([.F23]/2);[.L23]-([.F23]/2);[.L23]-([.F23]/2))" office:value-type="float" office:value="-0.0008" calcext:value-type="float">
            <text:p>-800E-06</text:p>
          </table:table-cell>
          <table:table-cell office:value-type="float" office:value="0" calcext:value-type="float">
            <text:p>0.0E+00</text:p>
          </table:table-cell>
        </table:table-row>
        <table:table-row table:style-name="ro2">
          <table:table-cell office:value-type="string" calcext:value-type="string">
            <text:p>50 us</text:p>
          </table:table-cell>
          <table:table-cell office:value-type="string" calcext:value-type="string">
            <text:p>12.5MSa/s</text:p>
          </table:table-cell>
          <table:table-cell office:value-type="float" office:value="0.00005" calcext:value-type="float">
            <text:p>50E-06</text:p>
          </table:table-cell>
          <table:table-cell office:value-type="float" office:value="12500000" calcext:value-type="float">
            <text:p>13E+06</text:p>
          </table:table-cell>
          <table:table-cell table:formula="of:=1/[.D24]" office:value-type="float" office:value="0.00000008" calcext:value-type="float">
            <text:p>80E-09</text:p>
          </table:table-cell>
          <table:table-cell table:formula="of:=8000/[.D24]" office:value-type="float" office:value="0.00064" calcext:value-type="float">
            <text:p>640E-06</text:p>
          </table:table-cell>
          <table:table-cell table:formula="of:=12*[.C24]" office:value-type="float" office:value="0.0006" calcext:value-type="float">
            <text:p>600E-06</text:p>
          </table:table-cell>
          <table:table-cell table:formula="of:=[.D24]*[.G24]" office:value-type="float" office:value="7500" calcext:value-type="float">
            <text:p>7500</text:p>
          </table:table-cell>
          <table:table-cell table:formula="of:=[.$J24]-[.$H24]/2+1" office:value-type="float" office:value="250" calcext:value-type="float">
            <text:p>250</text:p>
          </table:table-cell>
          <table:table-cell table:formula="of:=IF([.$N24]=0;3999;(8000/[.$F24])*([.$N24]-[.$M24]))" office:value-type="float" office:value="3999" calcext:value-type="float">
            <text:p>3999</text:p>
          </table:table-cell>
          <table:table-cell table:formula="of:=[.$J24]+[.$H24]/2" office:value-type="float" office:value="7749" calcext:value-type="float">
            <text:p>7749</text:p>
          </table:table-cell>
          <table:table-cell office:value-type="float" office:value="0" calcext:value-type="float">
            <text:p>0.0E+00</text:p>
          </table:table-cell>
          <table:table-cell table:formula="of:=IF([.L24]&gt;([.F24]/2);[.L24]-([.F24]/2);[.L24]-([.F24]/2))" office:value-type="float" office:value="-0.00032" calcext:value-type="float">
            <text:p>-320E-06</text:p>
          </table:table-cell>
          <table:table-cell office:value-type="float" office:value="0" calcext:value-type="float">
            <text:p>0.0E+00</text:p>
          </table:table-cell>
        </table:table-row>
        <table:table-row table:style-name="ro2">
          <table:table-cell office:value-type="string" calcext:value-type="string">
            <text:p>20 us</text:p>
          </table:table-cell>
          <table:table-cell office:value-type="string" calcext:value-type="string">
            <text:p>25MSa/s</text:p>
          </table:table-cell>
          <table:table-cell office:value-type="float" office:value="0.00002" calcext:value-type="float">
            <text:p>20E-06</text:p>
          </table:table-cell>
          <table:table-cell office:value-type="float" office:value="25000000" calcext:value-type="float">
            <text:p>25E+06</text:p>
          </table:table-cell>
          <table:table-cell table:formula="of:=1/[.D25]" office:value-type="float" office:value="0.00000004" calcext:value-type="float">
            <text:p>40E-09</text:p>
          </table:table-cell>
          <table:table-cell table:formula="of:=8000/[.D25]" office:value-type="float" office:value="0.00032" calcext:value-type="float">
            <text:p>320E-06</text:p>
          </table:table-cell>
          <table:table-cell table:formula="of:=12*[.C25]" office:value-type="float" office:value="0.00024" calcext:value-type="float">
            <text:p>240E-06</text:p>
          </table:table-cell>
          <table:table-cell table:formula="of:=[.D25]*[.G25]" office:value-type="float" office:value="6000" calcext:value-type="float">
            <text:p>6000</text:p>
          </table:table-cell>
          <table:table-cell table:formula="of:=[.$J25]-[.$H25]/2+1" office:value-type="float" office:value="1000" calcext:value-type="float">
            <text:p>1000</text:p>
          </table:table-cell>
          <table:table-cell table:formula="of:=IF([.$N25]=0;3999;(8000/[.$F25])*([.$N25]-[.$M25]))" office:value-type="float" office:value="3999" calcext:value-type="float">
            <text:p>3999</text:p>
          </table:table-cell>
          <table:table-cell table:formula="of:=[.$J25]+[.$H25]/2" office:value-type="float" office:value="6999" calcext:value-type="float">
            <text:p>6999</text:p>
          </table:table-cell>
          <table:table-cell office:value-type="float" office:value="0" calcext:value-type="float">
            <text:p>0.0E+00</text:p>
          </table:table-cell>
          <table:table-cell table:formula="of:=IF([.L25]&gt;([.F25]/2);[.L25]-([.F25]/2);[.L25]-([.F25]/2))" office:value-type="float" office:value="-0.00016" calcext:value-type="float">
            <text:p>-160E-06</text:p>
          </table:table-cell>
          <table:table-cell office:value-type="float" office:value="0" calcext:value-type="float">
            <text:p>0.0E+00</text:p>
          </table:table-cell>
        </table:table-row>
        <table:table-row table:style-name="ro2">
          <table:table-cell office:value-type="string" calcext:value-type="string">
            <text:p>10 us</text:p>
          </table:table-cell>
          <table:table-cell office:value-type="string" calcext:value-type="string">
            <text:p>62.5MSa/s</text:p>
          </table:table-cell>
          <table:table-cell office:value-type="float" office:value="0.00001" calcext:value-type="float">
            <text:p>10E-06</text:p>
          </table:table-cell>
          <table:table-cell office:value-type="float" office:value="62500000" calcext:value-type="float">
            <text:p>63E+06</text:p>
          </table:table-cell>
          <table:table-cell table:formula="of:=1/[.D26]" office:value-type="float" office:value="0.000000016" calcext:value-type="float">
            <text:p>16E-09</text:p>
          </table:table-cell>
          <table:table-cell table:formula="of:=8000/[.D26]" office:value-type="float" office:value="0.000128" calcext:value-type="float">
            <text:p>128E-06</text:p>
          </table:table-cell>
          <table:table-cell table:formula="of:=12*[.C26]" office:value-type="float" office:value="0.00012" calcext:value-type="float">
            <text:p>120E-06</text:p>
          </table:table-cell>
          <table:table-cell table:formula="of:=[.D26]*[.G26]" office:value-type="float" office:value="7500" calcext:value-type="float">
            <text:p>7500</text:p>
          </table:table-cell>
          <table:table-cell table:formula="of:=[.$J26]-[.$H26]/2+1" office:value-type="float" office:value="250" calcext:value-type="float">
            <text:p>250</text:p>
          </table:table-cell>
          <table:table-cell table:formula="of:=IF([.$N26]=0;3999;(8000/[.$F26])*([.$N26]-[.$M26]))" office:value-type="float" office:value="3999" calcext:value-type="float">
            <text:p>3999</text:p>
          </table:table-cell>
          <table:table-cell table:formula="of:=[.$J26]+[.$H26]/2" office:value-type="float" office:value="7749" calcext:value-type="float">
            <text:p>7749</text:p>
          </table:table-cell>
          <table:table-cell office:value-type="float" office:value="0" calcext:value-type="float">
            <text:p>0.0E+00</text:p>
          </table:table-cell>
          <table:table-cell table:formula="of:=IF([.L26]&gt;([.F26]/2);[.L26]-([.F26]/2);[.L26]-([.F26]/2))" office:value-type="float" office:value="-0.000064" calcext:value-type="float">
            <text:p>-64E-06</text:p>
          </table:table-cell>
          <table:table-cell office:value-type="float" office:value="0" calcext:value-type="float">
            <text:p>0.0E+00</text:p>
          </table:table-cell>
        </table:table-row>
        <table:table-row table:style-name="ro2">
          <table:table-cell office:value-type="string" calcext:value-type="string">
            <text:p>5 us</text:p>
          </table:table-cell>
          <table:table-cell office:value-type="string" calcext:value-type="string">
            <text:p>125MSa/s</text:p>
          </table:table-cell>
          <table:table-cell office:value-type="float" office:value="0.000005" calcext:value-type="float">
            <text:p>5E-06</text:p>
          </table:table-cell>
          <table:table-cell office:value-type="float" office:value="125000000" calcext:value-type="float">
            <text:p>125E+06</text:p>
          </table:table-cell>
          <table:table-cell table:formula="of:=1/[.D27]" office:value-type="float" office:value="0.000000008" calcext:value-type="float">
            <text:p>8E-09</text:p>
          </table:table-cell>
          <table:table-cell table:formula="of:=8000/[.D27]" office:value-type="float" office:value="0.000064" calcext:value-type="float">
            <text:p>64E-06</text:p>
          </table:table-cell>
          <table:table-cell table:formula="of:=12*[.C27]" office:value-type="float" office:value="0.00006" calcext:value-type="float">
            <text:p>60E-06</text:p>
          </table:table-cell>
          <table:table-cell table:formula="of:=[.D27]*[.G27]" office:value-type="float" office:value="7500" calcext:value-type="float">
            <text:p>7500</text:p>
          </table:table-cell>
          <table:table-cell table:formula="of:=[.$J27]-[.$H27]/2+1" office:value-type="float" office:value="250" calcext:value-type="float">
            <text:p>250</text:p>
          </table:table-cell>
          <table:table-cell table:formula="of:=IF([.$N27]=0;3999;(8000/[.$F27])*([.$N27]-[.$M27]))" office:value-type="float" office:value="3999" calcext:value-type="float">
            <text:p>3999</text:p>
          </table:table-cell>
          <table:table-cell table:formula="of:=[.$J27]+[.$H27]/2" office:value-type="float" office:value="7749" calcext:value-type="float">
            <text:p>7749</text:p>
          </table:table-cell>
          <table:table-cell office:value-type="float" office:value="0" calcext:value-type="float">
            <text:p>0.0E+00</text:p>
          </table:table-cell>
          <table:table-cell table:formula="of:=IF([.L27]&gt;([.F27]/2);[.L27]-([.F27]/2);[.L27]-([.F27]/2))" office:value-type="float" office:value="-0.000032" calcext:value-type="float">
            <text:p>-32E-06</text:p>
          </table:table-cell>
          <table:table-cell office:value-type="float" office:value="0" calcext:value-type="float">
            <text:p>0.0E+00</text:p>
          </table:table-cell>
        </table:table-row>
        <table:table-row table:style-name="ro2">
          <table:table-cell office:value-type="string" calcext:value-type="string">
            <text:p>2 us</text:p>
          </table:table-cell>
          <table:table-cell office:value-type="string" calcext:value-type="string">
            <text:p>250MSa/s</text:p>
          </table:table-cell>
          <table:table-cell office:value-type="float" office:value="0.000002" calcext:value-type="float">
            <text:p>2E-06</text:p>
          </table:table-cell>
          <table:table-cell office:value-type="float" office:value="250000000" calcext:value-type="float">
            <text:p>250E+06</text:p>
          </table:table-cell>
          <table:table-cell table:formula="of:=1/[.D28]" office:value-type="float" office:value="0.000000004" calcext:value-type="float">
            <text:p>4E-09</text:p>
          </table:table-cell>
          <table:table-cell table:formula="of:=8000/[.D28]" office:value-type="float" office:value="0.000032" calcext:value-type="float">
            <text:p>32E-06</text:p>
          </table:table-cell>
          <table:table-cell table:formula="of:=12*[.C28]" office:value-type="float" office:value="0.000024" calcext:value-type="float">
            <text:p>24E-06</text:p>
          </table:table-cell>
          <table:table-cell table:formula="of:=[.D28]*[.G28]" office:value-type="float" office:value="6000" calcext:value-type="float">
            <text:p>6000</text:p>
          </table:table-cell>
          <table:table-cell table:formula="of:=[.$J28]-[.$H28]/2+1" office:value-type="float" office:value="1000" calcext:value-type="float">
            <text:p>1000</text:p>
          </table:table-cell>
          <table:table-cell table:formula="of:=IF([.$N28]=0;3999;(8000/[.$F28])*([.$N28]-[.$M28]))" office:value-type="float" office:value="3999" calcext:value-type="float">
            <text:p>3999</text:p>
          </table:table-cell>
          <table:table-cell table:formula="of:=[.$J28]+[.$H28]/2" office:value-type="float" office:value="6999" calcext:value-type="float">
            <text:p>6999</text:p>
          </table:table-cell>
          <table:table-cell office:value-type="float" office:value="0" calcext:value-type="float">
            <text:p>0.0E+00</text:p>
          </table:table-cell>
          <table:table-cell table:formula="of:=IF([.L28]&gt;([.F28]/2);[.L28]-([.F28]/2);[.L28]-([.F28]/2))" office:value-type="float" office:value="-0.000016" calcext:value-type="float">
            <text:p>-16E-06</text:p>
          </table:table-cell>
          <table:table-cell office:value-type="float" office:value="0" calcext:value-type="float">
            <text:p>0.0E+00</text:p>
          </table:table-cell>
        </table:table-row>
        <table:table-row table:style-name="ro2">
          <table:table-cell office:value-type="string" calcext:value-type="string">
            <text:p>1 us</text:p>
          </table:table-cell>
          <table:table-cell office:value-type="string" calcext:value-type="string">
            <text:p>250MSa/s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50000000" calcext:value-type="float">
            <text:p>250E+06</text:p>
          </table:table-cell>
          <table:table-cell table:formula="of:=1/[.D29]" office:value-type="float" office:value="0.000000004" calcext:value-type="float">
            <text:p>4E-09</text:p>
          </table:table-cell>
          <table:table-cell table:formula="of:=8000/[.D29]" office:value-type="float" office:value="0.000032" calcext:value-type="float">
            <text:p>32E-06</text:p>
          </table:table-cell>
          <table:table-cell table:formula="of:=12*[.C29]" office:value-type="float" office:value="0.000012" calcext:value-type="float">
            <text:p>12E-06</text:p>
          </table:table-cell>
          <table:table-cell table:formula="of:=[.D29]*[.G29]" office:value-type="float" office:value="3000" calcext:value-type="float">
            <text:p>3000</text:p>
          </table:table-cell>
          <table:table-cell table:formula="of:=[.$J29]-[.$H29]/2+1" office:value-type="float" office:value="2500" calcext:value-type="float">
            <text:p>2500</text:p>
          </table:table-cell>
          <table:table-cell table:formula="of:=IF([.$N29]=0;3999;(8000/[.$F29])*([.$N29]-[.$M29]))" office:value-type="float" office:value="3999" calcext:value-type="float">
            <text:p>3999</text:p>
          </table:table-cell>
          <table:table-cell table:formula="of:=[.$J29]+[.$H29]/2" office:value-type="float" office:value="5499" calcext:value-type="float">
            <text:p>5499</text:p>
          </table:table-cell>
          <table:table-cell office:value-type="float" office:value="0" calcext:value-type="float">
            <text:p>0.0E+00</text:p>
          </table:table-cell>
          <table:table-cell table:formula="of:=IF([.L29]&gt;([.F29]/2);[.L29]-([.F29]/2);[.L29]-([.F29]/2))" office:value-type="float" office:value="-0.000016" calcext:value-type="float">
            <text:p>-16E-06</text:p>
          </table:table-cell>
          <table:table-cell office:value-type="float" office:value="0" calcext:value-type="float">
            <text:p>0.0E+00</text:p>
          </table:table-cell>
        </table:table-row>
        <table:table-row table:style-name="ro2">
          <table:table-cell office:value-type="string" calcext:value-type="string">
            <text:p>500 ns</text:p>
          </table:table-cell>
          <table:table-cell office:value-type="string" calcext:value-type="string">
            <text:p>250MSa/s</text:p>
          </table:table-cell>
          <table:table-cell office:value-type="float" office:value="0.0000005" calcext:value-type="float">
            <text:p>500E-09</text:p>
          </table:table-cell>
          <table:table-cell office:value-type="float" office:value="250000000" calcext:value-type="float">
            <text:p>250E+06</text:p>
          </table:table-cell>
          <table:table-cell table:formula="of:=1/[.D30]" office:value-type="float" office:value="0.000000004" calcext:value-type="float">
            <text:p>4E-09</text:p>
          </table:table-cell>
          <table:table-cell table:formula="of:=8000/[.D30]" office:value-type="float" office:value="0.000032" calcext:value-type="float">
            <text:p>32E-06</text:p>
          </table:table-cell>
          <table:table-cell table:formula="of:=12*[.C30]" office:value-type="float" office:value="0.000006" calcext:value-type="float">
            <text:p>6E-06</text:p>
          </table:table-cell>
          <table:table-cell table:formula="of:=[.D30]*[.G30]" office:value-type="float" office:value="1500" calcext:value-type="float">
            <text:p>1500</text:p>
          </table:table-cell>
          <table:table-cell table:formula="of:=[.$J30]-[.$H30]/2+1" office:value-type="float" office:value="3250" calcext:value-type="float">
            <text:p>3250</text:p>
          </table:table-cell>
          <table:table-cell table:formula="of:=IF([.$N30]=0;3999;(8000/[.$F30])*([.$N30]-[.$M30]))" office:value-type="float" office:value="3999" calcext:value-type="float">
            <text:p>3999</text:p>
          </table:table-cell>
          <table:table-cell table:formula="of:=[.$J30]+[.$H30]/2" office:value-type="float" office:value="4749" calcext:value-type="float">
            <text:p>4749</text:p>
          </table:table-cell>
          <table:table-cell office:value-type="float" office:value="0" calcext:value-type="float">
            <text:p>0.0E+00</text:p>
          </table:table-cell>
          <table:table-cell table:formula="of:=IF([.L30]&gt;([.F30]/2);[.L30]-([.F30]/2);[.L30]-([.F30]/2))" office:value-type="float" office:value="-0.000016" calcext:value-type="float">
            <text:p>-16E-06</text:p>
          </table:table-cell>
          <table:table-cell office:value-type="float" office:value="0" calcext:value-type="float">
            <text:p>0.0E+00</text:p>
          </table:table-cell>
        </table:table-row>
        <table:table-row table:style-name="ro2">
          <table:table-cell office:value-type="string" calcext:value-type="string">
            <text:p>200 ns</text:p>
          </table:table-cell>
          <table:table-cell office:value-type="string" calcext:value-type="string">
            <text:p>250MSa/s</text:p>
          </table:table-cell>
          <table:table-cell office:value-type="float" office:value="0.0000002" calcext:value-type="float">
            <text:p>200E-09</text:p>
          </table:table-cell>
          <table:table-cell office:value-type="float" office:value="250000000" calcext:value-type="float">
            <text:p>250E+06</text:p>
          </table:table-cell>
          <table:table-cell table:formula="of:=1/[.D31]" office:value-type="float" office:value="0.000000004" calcext:value-type="float">
            <text:p>4E-09</text:p>
          </table:table-cell>
          <table:table-cell table:formula="of:=8000/[.D31]" office:value-type="float" office:value="0.000032" calcext:value-type="float">
            <text:p>32E-06</text:p>
          </table:table-cell>
          <table:table-cell table:formula="of:=12*[.C31]" office:value-type="float" office:value="0.0000024" calcext:value-type="float">
            <text:p>2E-06</text:p>
          </table:table-cell>
          <table:table-cell table:formula="of:=[.D31]*[.G31]" office:value-type="float" office:value="600" calcext:value-type="float">
            <text:p>600</text:p>
          </table:table-cell>
          <table:table-cell table:formula="of:=[.$J31]-[.$H31]/2+1" office:value-type="float" office:value="3700" calcext:value-type="float">
            <text:p>3700</text:p>
          </table:table-cell>
          <table:table-cell table:formula="of:=IF([.$N31]=0;3999;(8000/[.$F31])*([.$N31]-[.$M31]))" office:value-type="float" office:value="3999" calcext:value-type="float">
            <text:p>3999</text:p>
          </table:table-cell>
          <table:table-cell table:formula="of:=[.$J31]+[.$H31]/2" office:value-type="float" office:value="4299" calcext:value-type="float">
            <text:p>4299</text:p>
          </table:table-cell>
          <table:table-cell office:value-type="float" office:value="0" calcext:value-type="float">
            <text:p>0.0E+00</text:p>
          </table:table-cell>
          <table:table-cell table:formula="of:=IF([.L31]&gt;([.F31]/2);[.L31]-([.F31]/2);[.L31]-([.F31]/2))" office:value-type="float" office:value="-0.000016" calcext:value-type="float">
            <text:p>-16E-06</text:p>
          </table:table-cell>
          <table:table-cell office:value-type="float" office:value="0" calcext:value-type="float">
            <text:p>0.0E+00</text:p>
          </table:table-cell>
        </table:table-row>
        <table:table-row table:style-name="ro2">
          <table:table-cell office:value-type="string" calcext:value-type="string">
            <text:p>100 ns</text:p>
          </table:table-cell>
          <table:table-cell office:value-type="string" calcext:value-type="string">
            <text:p>250MSa/s</text:p>
          </table:table-cell>
          <table:table-cell office:value-type="float" office:value="0.0000001" calcext:value-type="float">
            <text:p>100E-09</text:p>
          </table:table-cell>
          <table:table-cell office:value-type="float" office:value="250000000" calcext:value-type="float">
            <text:p>250E+06</text:p>
          </table:table-cell>
          <table:table-cell table:formula="of:=1/[.D32]" office:value-type="float" office:value="0.000000004" calcext:value-type="float">
            <text:p>4E-09</text:p>
          </table:table-cell>
          <table:table-cell table:formula="of:=8000/[.D32]" office:value-type="float" office:value="0.000032" calcext:value-type="float">
            <text:p>32E-06</text:p>
          </table:table-cell>
          <table:table-cell table:formula="of:=12*[.C32]" office:value-type="float" office:value="0.0000012" calcext:value-type="float">
            <text:p>1E-06</text:p>
          </table:table-cell>
          <table:table-cell table:formula="of:=[.D32]*[.G32]" office:value-type="float" office:value="300" calcext:value-type="float">
            <text:p>300</text:p>
          </table:table-cell>
          <table:table-cell table:formula="of:=[.$J32]-[.$H32]/2+1" office:value-type="float" office:value="3850" calcext:value-type="float">
            <text:p>3850</text:p>
          </table:table-cell>
          <table:table-cell table:formula="of:=IF([.$N32]=0;3999;(8000/[.$F32])*([.$N32]-[.$M32]))" office:value-type="float" office:value="3999" calcext:value-type="float">
            <text:p>3999</text:p>
          </table:table-cell>
          <table:table-cell table:formula="of:=[.$J32]+[.$H32]/2" office:value-type="float" office:value="4149" calcext:value-type="float">
            <text:p>4149</text:p>
          </table:table-cell>
          <table:table-cell office:value-type="float" office:value="0" calcext:value-type="float">
            <text:p>0.0E+00</text:p>
          </table:table-cell>
          <table:table-cell table:formula="of:=IF([.L32]&gt;([.F32]/2);[.L32]-([.F32]/2);[.L32]-([.F32]/2))" office:value-type="float" office:value="-0.000016" calcext:value-type="float">
            <text:p>-16E-06</text:p>
          </table:table-cell>
          <table:table-cell office:value-type="float" office:value="0" calcext:value-type="float">
            <text:p>0.0E+00</text:p>
          </table:table-cell>
        </table:table-row>
        <table:table-row table:style-name="ro2">
          <table:table-cell office:value-type="string" calcext:value-type="string">
            <text:p>50 ns</text:p>
          </table:table-cell>
          <table:table-cell office:value-type="string" calcext:value-type="string">
            <text:p>250MSa/s</text:p>
          </table:table-cell>
          <table:table-cell office:value-type="float" office:value="0.00000005" calcext:value-type="float">
            <text:p>50E-09</text:p>
          </table:table-cell>
          <table:table-cell office:value-type="float" office:value="250000000" calcext:value-type="float">
            <text:p>250E+06</text:p>
          </table:table-cell>
          <table:table-cell table:formula="of:=1/[.D33]" office:value-type="float" office:value="0.000000004" calcext:value-type="float">
            <text:p>4E-09</text:p>
          </table:table-cell>
          <table:table-cell table:formula="of:=8000/[.D33]" office:value-type="float" office:value="0.000032" calcext:value-type="float">
            <text:p>32E-06</text:p>
          </table:table-cell>
          <table:table-cell table:formula="of:=12*[.C33]" office:value-type="float" office:value="0.0000006" calcext:value-type="float">
            <text:p>600E-09</text:p>
          </table:table-cell>
          <table:table-cell table:formula="of:=[.D33]*[.G33]" office:value-type="float" office:value="150" calcext:value-type="float">
            <text:p>150</text:p>
          </table:table-cell>
          <table:table-cell table:formula="of:=[.$J33]-[.$H33]/2+1" office:value-type="float" office:value="3925" calcext:value-type="float">
            <text:p>3925</text:p>
          </table:table-cell>
          <table:table-cell table:formula="of:=IF([.$N33]=0;3999;(8000/[.$F33])*([.$N33]-[.$M33]))" office:value-type="float" office:value="3999" calcext:value-type="float">
            <text:p>3999</text:p>
          </table:table-cell>
          <table:table-cell table:formula="of:=[.$J33]+[.$H33]/2" office:value-type="float" office:value="4074" calcext:value-type="float">
            <text:p>4074</text:p>
          </table:table-cell>
          <table:table-cell office:value-type="float" office:value="0" calcext:value-type="float">
            <text:p>0.0E+00</text:p>
          </table:table-cell>
          <table:table-cell table:formula="of:=IF([.L33]&gt;([.F33]/2);[.L33]-([.F33]/2);[.L33]-([.F33]/2))" office:value-type="float" office:value="-0.000016" calcext:value-type="float">
            <text:p>-16E-06</text:p>
          </table:table-cell>
          <table:table-cell office:value-type="float" office:value="0" calcext:value-type="float">
            <text:p>0.0E+00</text:p>
          </table:table-cell>
        </table:table-row>
        <table:table-row table:style-name="ro2">
          <table:table-cell office:value-type="string" calcext:value-type="string">
            <text:p>20 ns</text:p>
          </table:table-cell>
          <table:table-cell office:value-type="string" calcext:value-type="string">
            <text:p>250MSa/s</text:p>
          </table:table-cell>
          <table:table-cell office:value-type="float" office:value="0.00000002" calcext:value-type="float">
            <text:p>20E-09</text:p>
          </table:table-cell>
          <table:table-cell office:value-type="float" office:value="250000000" calcext:value-type="float">
            <text:p>250E+06</text:p>
          </table:table-cell>
          <table:table-cell table:formula="of:=1/[.D34]" office:value-type="float" office:value="0.000000004" calcext:value-type="float">
            <text:p>4E-09</text:p>
          </table:table-cell>
          <table:table-cell table:formula="of:=8000/[.D34]" office:value-type="float" office:value="0.000032" calcext:value-type="float">
            <text:p>32E-06</text:p>
          </table:table-cell>
          <table:table-cell table:formula="of:=12*[.C34]" office:value-type="float" office:value="0.00000024" calcext:value-type="float">
            <text:p>240E-09</text:p>
          </table:table-cell>
          <table:table-cell table:formula="of:=[.D34]*[.G34]" office:value-type="float" office:value="60" calcext:value-type="float">
            <text:p>60</text:p>
          </table:table-cell>
          <table:table-cell table:formula="of:=[.$J34]-[.$H34]/2+1" office:value-type="float" office:value="3970" calcext:value-type="float">
            <text:p>3970</text:p>
          </table:table-cell>
          <table:table-cell table:formula="of:=IF([.$N34]=0;3999;(8000/[.$F34])*([.$N34]-[.$M34]))" office:value-type="float" office:value="3999" calcext:value-type="float">
            <text:p>3999</text:p>
          </table:table-cell>
          <table:table-cell table:formula="of:=[.$J34]+[.$H34]/2" office:value-type="float" office:value="4029" calcext:value-type="float">
            <text:p>4029</text:p>
          </table:table-cell>
          <table:table-cell office:value-type="float" office:value="0" calcext:value-type="float">
            <text:p>0.0E+00</text:p>
          </table:table-cell>
          <table:table-cell table:formula="of:=IF([.L34]&gt;([.F34]/2);[.L34]-([.F34]/2);[.L34]-([.F34]/2))" office:value-type="float" office:value="-0.000016" calcext:value-type="float">
            <text:p>-16E-06</text:p>
          </table:table-cell>
          <table:table-cell office:value-type="float" office:value="0" calcext:value-type="float">
            <text:p>0.0E+00</text:p>
          </table:table-cell>
        </table:table-row>
        <table:table-row table:style-name="ro2">
          <table:table-cell office:value-type="string" calcext:value-type="string">
            <text:p>10 ns</text:p>
          </table:table-cell>
          <table:table-cell office:value-type="string" calcext:value-type="string">
            <text:p>250MSa/s</text:p>
          </table:table-cell>
          <table:table-cell office:value-type="float" office:value="0.00000001" calcext:value-type="float">
            <text:p>10E-09</text:p>
          </table:table-cell>
          <table:table-cell office:value-type="float" office:value="250000000" calcext:value-type="float">
            <text:p>250E+06</text:p>
          </table:table-cell>
          <table:table-cell table:formula="of:=1/[.D35]" office:value-type="float" office:value="0.000000004" calcext:value-type="float">
            <text:p>4E-09</text:p>
          </table:table-cell>
          <table:table-cell table:formula="of:=8000/[.D35]" office:value-type="float" office:value="0.000032" calcext:value-type="float">
            <text:p>32E-06</text:p>
          </table:table-cell>
          <table:table-cell table:formula="of:=12*[.C35]" office:value-type="float" office:value="0.00000012" calcext:value-type="float">
            <text:p>120E-09</text:p>
          </table:table-cell>
          <table:table-cell table:formula="of:=[.D35]*[.G35]" office:value-type="float" office:value="30" calcext:value-type="float">
            <text:p>30</text:p>
          </table:table-cell>
          <table:table-cell table:formula="of:=[.$J35]-[.$H35]/2+1" office:value-type="float" office:value="3985" calcext:value-type="float">
            <text:p>3985</text:p>
          </table:table-cell>
          <table:table-cell table:formula="of:=IF([.$N35]=0;3999;(8000/[.$F35])*([.$N35]-[.$M35]))" office:value-type="float" office:value="3999" calcext:value-type="float">
            <text:p>3999</text:p>
          </table:table-cell>
          <table:table-cell table:formula="of:=[.$J35]+[.$H35]/2" office:value-type="float" office:value="4014" calcext:value-type="float">
            <text:p>4014</text:p>
          </table:table-cell>
          <table:table-cell office:value-type="float" office:value="0" calcext:value-type="float">
            <text:p>0.0E+00</text:p>
          </table:table-cell>
          <table:table-cell table:formula="of:=IF([.L35]&gt;([.F35]/2);[.L35]-([.F35]/2);[.L35]-([.F35]/2))" office:value-type="float" office:value="-0.000016" calcext:value-type="float">
            <text:p>-16E-06</text:p>
          </table:table-cell>
          <table:table-cell office:value-type="float" office:value="0" calcext:value-type="float">
            <text:p>0.0E+00</text:p>
          </table:table-cell>
        </table:table-row>
        <table:table-row table:style-name="ro2">
          <table:table-cell office:value-type="string" calcext:value-type="string">
            <text:p>5 ns</text:p>
          </table:table-cell>
          <table:table-cell office:value-type="string" calcext:value-type="string">
            <text:p>250MSa/s</text:p>
          </table:table-cell>
          <table:table-cell office:value-type="float" office:value="0.000000005" calcext:value-type="float">
            <text:p>5E-09</text:p>
          </table:table-cell>
          <table:table-cell office:value-type="float" office:value="250000000" calcext:value-type="float">
            <text:p>250E+06</text:p>
          </table:table-cell>
          <table:table-cell table:formula="of:=1/[.D36]" office:value-type="float" office:value="0.000000004" calcext:value-type="float">
            <text:p>4E-09</text:p>
          </table:table-cell>
          <table:table-cell table:formula="of:=8000/[.D36]" office:value-type="float" office:value="0.000032" calcext:value-type="float">
            <text:p>32E-06</text:p>
          </table:table-cell>
          <table:table-cell table:formula="of:=12*[.C36]" office:value-type="float" office:value="0.00000006" calcext:value-type="float">
            <text:p>60E-09</text:p>
          </table:table-cell>
          <table:table-cell table:formula="of:=[.D36]*[.G36]" office:value-type="float" office:value="15" calcext:value-type="float">
            <text:p>15</text:p>
          </table:table-cell>
          <table:table-cell table:formula="of:=[.$J36]-[.$H36]/2+1" office:value-type="float" office:value="3992.5" calcext:value-type="float">
            <text:p>3993</text:p>
          </table:table-cell>
          <table:table-cell table:formula="of:=IF([.$N36]=0;3999;(8000/[.$F36])*([.$N36]-[.$M36]))" office:value-type="float" office:value="3999" calcext:value-type="float">
            <text:p>3999</text:p>
          </table:table-cell>
          <table:table-cell table:formula="of:=[.$J36]+[.$H36]/2" office:value-type="float" office:value="4006.5" calcext:value-type="float">
            <text:p>4006.5</text:p>
          </table:table-cell>
          <table:table-cell office:value-type="float" office:value="0" calcext:value-type="float">
            <text:p>0.0E+00</text:p>
          </table:table-cell>
          <table:table-cell table:formula="of:=IF([.L36]&gt;([.F36]/2);[.L36]-([.F36]/2);[.L36]-([.F36]/2))" office:value-type="float" office:value="-0.000016" calcext:value-type="float">
            <text:p>-16E-06</text:p>
          </table:table-cell>
          <table:table-cell office:value-type="float" office:value="0" calcext:value-type="float">
            <text:p>0.0E+00</text:p>
          </table:table-cell>
        </table:table-row>
        <calcext:conditional-formats>
          <calcext:conditional-format calcext:target-range-address="'8K memory'.I2:'8K memory'.I36 '8K memory'.K2:'8K memory'.K36">
            <calcext:condition calcext:apply-style-name="Bad" calcext:value="not-between(0,7999)" calcext:base-cell-address="'8K memory'.I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0" number:min-decimal-places="0" number:min-integer-digits="1" number:min-exponent-digits="2" number:exponent-interval="3" number:forced-exponent-sign="true"/>
    </number:number-style>
    <number:number-style style:name="N112">
      <number:scientific-number number:decimal-places="1" number:min-decimal-places="1" number:min-integer-digits="1" number:min-exponent-digits="2" number:exponent-interval="3" number:forced-exponent-sign="true"/>
    </number:number-style>
    <number:number-style style:name="N113P0" style:volatile="true">
      <number:number number:decimal-places="0" number:min-decimal-places="0" number:min-integer-digits="1"/>
    </number:number-style>
    <number:number-style style:name="N113">
      <style:text-properties fo:color="#ff0000"/>
      <number:text>-</number:text>
      <number:number number:decimal-places="0" number:min-decimal-places="0" number:min-integer-digits="1"/>
      <style:map style:condition="value()&gt;=0" style:apply-style-name="N113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 style:data-style-name="N2" text:time-value="10:16:31.0600133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1-04T22:13:43.920150407</meta:creation-date>
    <dc:date>2022-01-09T11:41:17.602025496</dc:date>
    <meta:editing-duration>PT2H16M23S</meta:editing-duration>
    <meta:editing-cycles>10</meta:editing-cycles>
    <meta:generator>LibreOffice/7.1.8.1$Linux_X86_64 LibreOffice_project/e1f30c802c3269a1d052614453f260e49458c82c</meta:generator>
    <meta:document-statistic meta:table-count="1" meta:cell-count="504" meta:object-count="0"/>
  </office:meta>
</office:document-meta>
</file>